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c9211e" fo:font-size="14pt" fo:font-weight="bold" officeooo:rsid="000d284b" officeooo:paragraph-rsid="000d284b"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000000" fo:font-size="11pt" fo:font-style="italic" fo:font-weight="normal" officeooo:rsid="000d284b" officeooo:paragraph-rsid="000d284b" style:font-size-asian="9.60000038146973pt" style:font-style-asian="italic" style:font-weight-asian="normal" style:font-size-complex="11pt" style:font-style-complex="italic" style:font-weight-complex="normal"/>
    </style:style>
    <style:style style:name="P3" style:family="paragraph" style:parent-style-name="Standard">
      <style:paragraph-properties fo:text-align="start" style:justify-single-word="false"/>
      <style:text-properties fo:color="#000000" fo:font-size="13pt" fo:font-style="normal" fo:font-weight="normal" officeooo:rsid="000f1873" officeooo:paragraph-rsid="000f1873" style:font-size-asian="11.3500003814697pt" style:font-style-asian="normal" style:font-weight-asian="normal" style:font-size-complex="13pt" style:font-style-complex="normal" style:font-weight-complex="normal"/>
    </style:style>
    <style:style style:name="P4" style:family="paragraph" style:parent-style-name="Standard" style:list-style-name="L1">
      <style:paragraph-properties fo:text-align="start" style:justify-single-word="false"/>
      <style:text-properties fo:color="#000000" fo:font-size="13pt" fo:font-style="normal" fo:font-weight="normal" officeooo:rsid="000d284b" officeooo:paragraph-rsid="000d284b" style:font-size-asian="11.3500003814697pt" style:font-style-asian="normal" style:font-weight-asian="normal" style:font-size-complex="13pt" style:font-style-complex="normal" style:font-weight-complex="normal"/>
    </style:style>
    <style:style style:name="P5" style:family="paragraph" style:parent-style-name="Standard" style:list-style-name="L1">
      <style:paragraph-properties fo:text-align="start" style:justify-single-word="false"/>
      <style:text-properties fo:color="#000000" fo:font-size="13pt" fo:font-style="normal" fo:font-weight="normal" officeooo:rsid="000d284b" officeooo:paragraph-rsid="0015c5d3" style:font-size-asian="11.3500003814697pt" style:font-style-asian="normal" style:font-weight-asian="normal" style:font-size-complex="13pt" style:font-style-complex="normal" style:font-weight-complex="normal"/>
    </style:style>
    <style:style style:name="P6" style:family="paragraph" style:parent-style-name="Standard" style:list-style-name="L1">
      <style:paragraph-properties fo:text-align="start" style:justify-single-word="false"/>
      <style:text-properties fo:color="#000000" fo:font-size="13pt" fo:font-style="normal" fo:font-weight="normal" officeooo:rsid="000f1873" officeooo:paragraph-rsid="000d284b" style:font-size-asian="11.3500003814697pt" style:font-style-asian="normal" style:font-weight-asian="normal" style:font-size-complex="13pt" style:font-style-complex="normal" style:font-weight-complex="normal"/>
    </style:style>
    <style:style style:name="P7" style:family="paragraph" style:parent-style-name="Standard" style:list-style-name="L1">
      <style:paragraph-properties fo:text-align="start" style:justify-single-word="false"/>
      <style:text-properties fo:color="#000000" fo:font-size="13pt" fo:font-style="normal" fo:font-weight="normal" officeooo:rsid="0010c2ea" officeooo:paragraph-rsid="0010c2ea"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color="#000000" fo:font-size="13pt" fo:font-style="normal" fo:font-weight="normal" officeooo:rsid="0010c2ea" officeooo:paragraph-rsid="0010c2ea" style:font-size-asian="11.3500003814697pt" style:font-style-asian="normal" style:font-weight-asian="normal" style:font-size-complex="13pt" style:font-style-complex="normal" style:font-weight-complex="normal"/>
    </style:style>
    <style:style style:name="P9" style:family="paragraph" style:parent-style-name="Standard" style:list-style-name="L1">
      <style:paragraph-properties fo:text-align="start" style:justify-single-word="false"/>
      <style:text-properties fo:color="#000000" fo:font-size="13pt" fo:font-style="normal" fo:font-weight="normal" officeooo:rsid="00137438" officeooo:paragraph-rsid="00137438" style:font-size-asian="11.3500003814697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color="#000000" fo:font-size="13pt" fo:font-style="normal" fo:font-weight="normal" officeooo:rsid="00137438" officeooo:paragraph-rsid="0010c2ea"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color="#000000" fo:font-size="13pt" fo:font-style="normal" fo:font-weight="normal" officeooo:rsid="00137438" officeooo:paragraph-rsid="00137438"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color="#000000" fo:font-size="13pt" fo:font-style="normal" fo:font-weight="normal" officeooo:rsid="00142f90" officeooo:paragraph-rsid="00137438" style:font-size-asian="11.3500003814697pt" style:font-style-asian="normal" style:font-weight-asian="normal" style:font-size-complex="13pt" style:font-style-complex="normal" style:font-weight-complex="normal"/>
    </style:style>
    <style:style style:name="P13" style:family="paragraph" style:parent-style-name="Standard" style:list-style-name="L1">
      <style:paragraph-properties fo:text-align="start" style:justify-single-word="false"/>
      <style:text-properties fo:color="#000000" fo:font-size="13pt" fo:font-style="normal" fo:font-weight="normal" officeooo:rsid="00142f90" officeooo:paragraph-rsid="00142f90"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color="#000000" fo:font-size="13pt" fo:font-style="normal" fo:font-weight="normal" officeooo:rsid="00142f90" officeooo:paragraph-rsid="00142f90"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color="#000000" fo:font-size="13pt" fo:font-style="normal" fo:font-weight="normal" officeooo:rsid="001865d1" officeooo:paragraph-rsid="001865d1" style:font-size-asian="11.3500003814697pt" style:font-style-asian="normal" style:font-weight-asian="normal" style:font-size-complex="13pt" style:font-style-complex="normal" style:font-weight-complex="normal"/>
    </style:style>
    <style:style style:name="P16" style:family="paragraph" style:parent-style-name="Standard" style:list-style-name="L1">
      <style:paragraph-properties fo:text-align="start" style:justify-single-word="false"/>
      <style:text-properties officeooo:paragraph-rsid="00137438"/>
    </style:style>
    <style:style style:name="P17" style:family="paragraph" style:parent-style-name="Standard" style:list-style-name="L1">
      <style:paragraph-properties fo:text-align="start" style:justify-single-word="false"/>
      <style:text-properties officeooo:paragraph-rsid="0010c2ea"/>
    </style:style>
    <style:style style:name="P18" style:family="paragraph" style:parent-style-name="Standard" style:list-style-name="L1">
      <style:paragraph-properties fo:text-align="start" style:justify-single-word="false"/>
      <style:text-properties officeooo:rsid="0010c2ea" officeooo:paragraph-rsid="00137438"/>
    </style:style>
    <style:style style:name="P19" style:family="paragraph" style:parent-style-name="Standard" style:list-style-name="L1">
      <style:paragraph-properties fo:text-align="start" style:justify-single-word="false"/>
      <style:text-properties officeooo:rsid="001b2793" officeooo:paragraph-rsid="001b2793"/>
    </style:style>
    <style:style style:name="T1" style:family="text">
      <style:text-properties fo:color="#000000" fo:font-size="13pt" fo:font-style="normal" fo:font-weight="normal" style:font-size-asian="11.3500003814697pt" style:font-style-asian="normal" style:font-weight-asian="normal" style:font-size-complex="13pt" style:font-style-complex="normal" style:font-weight-complex="normal"/>
    </style:style>
    <style:style style:name="T2" style:family="text">
      <style:text-properties fo:color="#000000" fo:font-size="13pt" fo:font-style="normal" fo:font-weight="normal" officeooo:rsid="000f1873" style:font-size-asian="11.3500003814697pt" style:font-style-asian="normal" style:font-weight-asian="normal" style:font-size-complex="13pt" style:font-style-complex="normal" style:font-weight-complex="normal"/>
    </style:style>
    <style:style style:name="T3" style:family="text">
      <style:text-properties fo:color="#000000" fo:font-size="13pt" fo:font-style="normal" fo:font-weight="normal" officeooo:rsid="0010c2ea" style:font-size-asian="11.3500003814697pt" style:font-style-asian="normal" style:font-weight-asian="normal" style:font-size-complex="13pt" style:font-style-complex="normal" style:font-weight-complex="normal"/>
    </style:style>
    <style:style style:name="T4" style:family="text">
      <style:text-properties fo:color="#000000" fo:font-size="13pt" fo:font-style="normal" fo:font-weight="normal" officeooo:rsid="0012b029" style:font-size-asian="11.3500003814697pt" style:font-style-asian="normal" style:font-weight-asian="normal" style:font-size-complex="13pt" style:font-style-complex="normal" style:font-weight-complex="normal"/>
    </style:style>
    <style:style style:name="T5" style:family="text">
      <style:text-properties fo:color="#000000" fo:font-size="13pt" fo:font-style="normal" fo:font-weight="normal" officeooo:rsid="00137438" style:font-size-asian="11.3500003814697pt" style:font-style-asian="normal" style:font-weight-asian="normal" style:font-size-complex="13pt" style:font-style-complex="normal" style:font-weight-complex="normal"/>
    </style:style>
    <style:style style:name="T6" style:family="text">
      <style:text-properties fo:color="#000000" fo:font-size="13pt" fo:font-style="normal" fo:font-weight="normal" officeooo:rsid="00142f90" style:font-size-asian="11.3500003814697pt" style:font-style-asian="normal" style:font-weight-asian="normal" style:font-size-complex="13pt" style:font-style-complex="normal" style:font-weight-complex="normal"/>
    </style:style>
    <style:style style:name="T7" style:family="text">
      <style:text-properties fo:color="#000000" fo:font-size="13pt" fo:font-style="normal" fo:font-weight="normal" officeooo:rsid="001e3c11" style:font-size-asian="11.3500003814697pt" style:font-style-asian="normal" style:font-weight-asian="normal" style:font-size-complex="13pt" style:font-style-complex="normal" style:font-weight-complex="normal"/>
    </style:style>
    <style:style style:name="T8" style:family="text">
      <style:text-properties fo:color="#000000" fo:font-size="13pt" fo:font-style="normal" fo:font-weight="normal" officeooo:rsid="001f875e" style:font-size-asian="11.3500003814697pt" style:font-style-asian="normal" style:font-weight-asian="normal" style:font-size-complex="13pt" style:font-style-complex="normal" style:font-weight-complex="normal"/>
    </style:style>
    <style:style style:name="T9" style:family="text">
      <style:text-properties fo:color="#000000" fo:font-size="13pt" fo:font-style="normal" fo:font-weight="normal" officeooo:rsid="00214a31" style:font-size-asian="11.3500003814697pt" style:font-style-asian="normal" style:font-weight-asian="normal" style:font-size-complex="13pt" style:font-style-complex="normal" style:font-weight-complex="normal"/>
    </style:style>
    <style:style style:name="T10" style:family="text">
      <style:text-properties fo:color="#000000" fo:font-size="13pt" fo:font-style="normal" fo:font-weight="normal" officeooo:rsid="0021f17f" style:font-size-asian="11.3500003814697pt" style:font-style-asian="normal" style:font-weight-asian="normal" style:font-size-complex="13pt" style:font-style-complex="normal" style:font-weight-complex="normal"/>
    </style:style>
    <style:style style:name="T11" style:family="text">
      <style:text-properties fo:color="#000000" fo:font-size="13pt" fo:font-style="normal" fo:font-weight="normal" officeooo:rsid="002573a3" style:font-size-asian="11.3500003814697pt" style:font-style-asian="normal" style:font-weight-asian="normal" style:font-size-complex="13pt" style:font-style-complex="normal" style:font-weight-complex="normal"/>
    </style:style>
    <style:style style:name="T12" style:family="text">
      <style:text-properties fo:color="#000000" fo:font-size="13pt" fo:font-style="normal" fo:font-weight="normal" officeooo:rsid="00230375" style:font-size-asian="11.3500003814697pt" style:font-style-asian="normal" style:font-weight-asian="normal" style:font-size-complex="13pt" style:font-style-complex="normal" style:font-weight-complex="normal"/>
    </style:style>
    <style:style style:name="T13" style:family="text">
      <style:text-properties fo:color="#000000" fo:font-size="13pt" fo:font-style="normal" fo:font-weight="normal" officeooo:rsid="00248fef" style:font-size-asian="11.3500003814697pt" style:font-style-asian="normal" style:font-weight-asian="normal" style:font-size-complex="13pt" style:font-style-complex="normal" style:font-weight-complex="normal"/>
    </style:style>
    <style:style style:name="T14" style:family="text">
      <style:text-properties officeooo:rsid="0015c5d3"/>
    </style:style>
    <style:style style:name="T15" style:family="text">
      <style:text-properties officeooo:rsid="0020dacf"/>
    </style:style>
    <style:style style:name="T16" style:family="text">
      <style:text-properties officeooo:rsid="00230375"/>
    </style:style>
    <style:style style:name="T17" style:family="text">
      <style:text-properties officeooo:rsid="00248fef"/>
    </style:style>
    <style:style style:name="T18" style:family="text">
      <style:text-properties officeooo:rsid="002573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DIAGRAMME DE CLASSE</text:p>
      <text:p text:style-name="P1"/>
      <text:p text:style-name="P2">Rappel : Les attributs privés avec une première lettre en majuscule signifient qu'il y a un attribut privé et <text:s/>une propriété publique, mais nous n'arrivons pas à mettre le +/.</text:p>
      <text:p text:style-name="P2">Si l'attribut est publique et a une première lettre en majuscule, cela signifie qu'il n'y a qu'une propriété et pas d'attribut. Elles ont donc toutes un get et set</text:p>
      <text:p text:style-name="P2"/>
      <text:list xml:id="list1166159271" text:style-name="L1">
        <text:list-item>
          <text:p text:style-name="P4">La classe Nommable est une classe abstraite qui permet de ne pas avoir à insérer un nom dans chaque classe qui peut en avoir un. Elle contient donc une propriété Nom.</text:p>
          <text:p text:style-name="P4"/>
        </text:list-item>
        <text:list-item>
          <text:p text:style-name="P5">Un Utilisateur <text:span text:style-name="T14">a plusieurs attributs qui seront affichés sur la page de profil (nom, prénom, âge calculé grâceà la méthode CalculAge qui reçoit la date de naissance de l’utilisateur en paramètre, taille, poids). Lorsque l’utilisateur lance un Programme avec une difficulté avec la méthode LancerProgramme, celui-ci devient son DernierProgramme réprésentant donc le dernier programme effectué et la difficulté devient sa DiffDernierProg.</text:span></text:p>
        </text:list-item>
      </text:list>
      <text:p text:style-name="P15"><text:tab/>A l’inscription, l’utilisateur doit choisir un identifiant qui est unique et un mot de <text:tab/>passe.</text:p>
      <text:list xml:id="list175307361827731" text:continue-numbering="true" text:style-name="L1">
        <text:list-header>
          <text:p text:style-name="P6"/>
        </text:list-header>
      </text:list>
      <text:p text:style-name="P3"/>
      <text:list xml:id="list175307897694988" text:continue-numbering="true" text:style-name="L1">
        <text:list-item>
          <text:p text:style-name="P19"><text:span text:style-name="T2">L</text:span><text:span text:style-name="T1">a classe Programme représente un Programme sportif. Celui-ci possède un nom, une description ainsi qu’une liste d’Exercice. Le nombre d’exercice d’un Programme peut-être défini de 2 manières différentes : soit le Count() de la liste, soit une valeur passé en paramètres dans un Setter. On peut Ajouter et Supprimer un exercice dans la liste depuis la vue par l’utilisateur ayant l’identifiant « admin », </text:span><text:span text:style-name="T7">donc par un Administrateur</text:span><text:span text:style-name="T1">.</text:span></text:p>
        </text:list-item>
      </text:list>
      <text:p text:style-name="P8"/>
      <text:list xml:id="list175306772406441" text:continue-numbering="true" text:style-name="L1">
        <text:list-item>
          <text:p text:style-name="P17"><text:span text:style-name="T3">L</text:span><text:span text:style-name="T8">a classe Exercice possède principalement</text:span><text:span text:style-name="T3"> 4 </text:span><text:span text:style-name="T8">v</text:span><text:span text:style-name="T3">aleurs : valeurDeb pour la difficulté DEBUTANT, valeurInter pour la difficulté INTERMEDIAIRE, valeurExpert pour la difficulté EXPERT et valeurCourante qui est la Valeur prise pour l’exercice en fonction <text:s/>de la difficulté qu’un utilisateur a choisi au lancement d’un programme.</text:span></text:p>
        </text:list-item>
      </text:list>
      <text:p text:style-name="P8"/>
      <text:list xml:id="list175306734162976" text:continue-numbering="true" text:style-name="L1">
        <text:list-item>
          <text:p text:style-name="P7"><text:s/>La classe Valeur contient 3 entiers : un nombre de séries, un nombre de répétitions et un temps de repos qui varieront en fonction de la difficulté.</text:p>
        </text:list-item>
      </text:list>
      <text:p text:style-name="P8"/>
      <text:list xml:id="list175307644178508" text:continue-numbering="true" text:style-name="L1">
        <text:list-item>
          <text:p text:style-name="P7">La classe Listes est divisé dans le code en deux parties ce qu’il fait qu’elle est partielle. La classe Listes tout court contient un Dictionnaire ,prenant en clé un identifiant et en valeur un utilisateur ,listCompte. <text:span text:style-name="T15">Celui-ci nous permettra à la connexion de rechercher si le login rentré correspond bien à un Utilisateur avec la méthode RecherUtilisateur, puis de vérifier si le mot de passe rentré correspond bien au login via la méthode vérifierConnexion.</text:span></text:p>
          <text:p text:style-name="P18"><text:span text:style-name="T1">Elle contient aussi la LinkedList de tous les programmes listProgramme.</text:span></text:p>
          <text:p text:style-name="P16"><text:span text:style-name="T5">La classe Listes.DonneesCourantes contient l’U</text:span><text:span text:style-name="T11">tilisateurCourant</text:span><text:span text:style-name="T5">, </text:span><text:span text:style-name="T12">l’ExerciceCourant qui est l’exercice qui doit être effectué par l’Utilisateur</text:span><text:span text:style-name="T5"> ainsi que le </text:span><text:span text:style-name="T13">P</text:span><text:span text:style-name="T5">rogramme</text:span><text:span text:style-name="T13">C</text:span><text:span text:style-name="T5">hoisi pour faciliter le DataBinding. Sa méthode LancementProgramme met à jour la valeurCourante des exercices contenus dans la liste des exercices du programme passé en paramètre en fonction de la difficulté passé en paramètre et appelera la méthode LancerProgramme d’un Utilisateur.</text:span></text:p>
        </text:list-item>
      </text:list>
      <text:p text:style-name="P10"/>
      <text:list xml:id="list175307337055592" text:continue-numbering="true" text:style-name="L1">
        <text:list-item>
          <text:p text:style-name="P9"><text:soft-page-break/>La classe Manager ne contient que des méthodes static qui reçoivent toutes une Listes en paramètre en plus d’autres paramètres. Elles sont les méthodes qui vérifient et valide les objets de Classe que nous avons créés et appelle les méthodes de la classe Listes qui portent le même nom qu’elles.</text:p>
        </text:list-item>
      </text:list>
      <text:p text:style-name="P11"/>
      <text:list xml:id="list175306313729561" text:continue-numbering="true" text:style-name="L1">
        <text:list-item>
          <text:p text:style-name="P9">La classe CreationObjectValidator ne contient que des méthodes static qui renvoient un bool. Elles vérifient si les attributs des objets passé en paramètres sont correctes (pas vides pour les string ou pas trop élevé/bas pour les nombres).</text:p>
        </text:list-item>
      </text:list>
      <text:p text:style-name="P11"/>
      <text:list xml:id="list175306326344340" text:continue-numbering="true" text:style-name="L1">
        <text:list-item>
          <text:p text:style-name="P16"><text:span text:style-name="T5">La classe </text:span><text:span text:style-name="T6">abstraite </text:span><text:span text:style-name="T5">DataLoad </text:span><text:span text:style-name="T6">contient un chemin d’où les données devront être chargées. Sa méthode abstraite ChargeDonnes renvoie une Listes et devra être modifié en fonction du support avec lequel on charge les données (fichier binaire, base de données..)</text:span></text:p>
        </text:list-item>
      </text:list>
      <text:p text:style-name="P12"/>
      <text:list xml:id="list175307535499758" text:continue-numbering="true" text:style-name="L1">
        <text:list-item>
          <text:p text:style-name="P13">La classe abstraite DataSave contient un chemin qui est l’endroit où les données devront être sauvegardées. Sa méthode abstraite SauvegardeDonnes prend une Listes en paramètres et devra être modifié en fonction du support sur lequel on sauvegarde les données (fichier binaire, base de données..)</text:p>
        </text:list-item>
      </text:list>
      <text:p text:style-name="P14"/>
      <text:list xml:id="list175306516816629" text:continue-numbering="true" text:style-name="L1">
        <text:list-item>
          <text:p text:style-name="P13">La classe StubData est une classe fille de DataLoad. Il contient des méthodes qui charge un dictionnaire d’utilisateur,3 liste d’exercice qui seront les LinkedList lesExercices de 3 programme qui seront eux mêmes mis dans une Liste. Sa méthode ChargeDonnes appelle ces différentes pour retourner une list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9T15:39:52.618000000</meta:creation-date>
    <dc:date>2021-05-29T17:52:46.964000000</dc:date>
    <meta:editing-duration>PT17M7S</meta:editing-duration>
    <meta:editing-cycles>16</meta:editing-cycles>
    <meta:generator>LibreOffice/6.3.1.2$Windows_X86_64 LibreOffice_project/b79626edf0065ac373bd1df5c28bd630b4424273</meta:generator>
    <meta:document-statistic meta:table-count="0" meta:image-count="0" meta:object-count="0" meta:page-count="2" meta:paragraph-count="19" meta:word-count="684" meta:character-count="4356" meta:non-whitespace-character-count="3699"/>
  </office:meta>
</office:document-meta>
</file>